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EB70000819B00003A653728BE2E112D5303.svg" manifest:media-type="image/svg+xml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0000000007D00000060ADFD01664D17F7F3C.jpg" manifest:media-type="image/jpeg"/>
  <manifest:file-entry manifest:full-path="Pictures/10000000000000080000000804B398AF1D13287F.png" manifest:media-type="image/png"/>
  <manifest:file-entry manifest:full-path="Pictures/100002010000041E000001DBBD3DD6AA1C9FC508.png" manifest:media-type="image/png"/>
  <manifest:file-entry manifest:full-path="Pictures/10001A070000819B00003A65B4E95F85BABC18C4.svg" manifest:media-type="image/svg+xml"/>
  <manifest:file-entry manifest:full-path="Pictures/1000020100000162000000943D264FD9C4862A65.png" manifest:media-type="image/png"/>
  <manifest:file-entry manifest:full-path="Pictures/10000000000008A80000067E0718B814CD2AB836.jpg" manifest:media-type="image/jpe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2" svg:font-family="OpenSymbol, 'Arial Unicode MS'" style:font-charset="x-symbol"/>
    <style:font-face style:name="OpenSymbol" svg:font-family="OpenSymbol, 'Arial Unicode MS'"/>
    <style:font-face style:name="FreeSans2" svg:font-family="FreeSans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Liberation Serif" svg:font-family="'Liberation Serif'" style:font-pitch="variable"/>
    <style:font-face style:name="OpenSymbol3" svg:font-family="OpenSymbol, 'Arial Unicode MS'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iberation Mono4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5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5cm" fo:min-width="2.376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2.376cm"/>
      <style:paragraph-properties style:writing-mode="lr-tb"/>
    </style:style>
    <style:style style:name="gr7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0.75cm" fo:min-width="5cm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0e6ff" draw:textarea-horizontal-align="justify" draw:textarea-vertical-align="middle" draw:auto-grow-height="false" fo:min-height="0.75cm" fo:min-width="2.37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5cm" fo:min-width="2.38cm"/>
      <style:paragraph-properties style:writing-mode="lr-tb"/>
    </style:style>
    <style:style style:name="gr11" style:family="graphic" style:parent-style-name="standard">
      <style:graphic-properties draw:stroke="solid" svg:stroke-color="#000000" draw:fill="solid" draw:fill-color="#f0e6ff" draw:textarea-horizontal-align="justify" draw:textarea-vertical-align="middle" draw:auto-grow-height="false" fo:min-height="0.75cm" fo:min-width="2.38cm"/>
      <style:paragraph-properties style:writing-mode="lr-tb"/>
    </style:style>
    <style:style style:name="gr1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2.38cm"/>
      <style:paragraph-properties style:writing-mode="lr-tb"/>
    </style:style>
    <style:style style:name="gr13" style:family="graphic" style:parent-style-name="standard">
      <style:graphic-properties draw:stroke="solid" draw:stroke-dash="Fine_20_Dashed" svg:stroke-color="#000000" draw:fill="solid" draw:fill-color="#ffffff" draw:textarea-horizontal-align="justify" draw:textarea-vertical-align="middle" draw:auto-grow-height="false" fo:min-height="0.75cm" fo:min-width="6.43cm"/>
      <style:paragraph-properties style:writing-mode="lr-tb"/>
    </style:style>
    <style:style style:name="gr14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75cm" fo:min-width="6.43cm"/>
      <style:paragraph-properties style:writing-mode="lr-tb"/>
    </style:style>
    <style:style style:name="gr15" style:family="graphic" style:parent-style-name="standard">
      <style:graphic-properties draw:stroke="solid" svg:stroke-color="#000000" draw:fill="solid" draw:fill-color="#f0e6ff" draw:textarea-horizontal-align="justify" draw:textarea-vertical-align="middle" draw:auto-grow-height="false" fo:min-height="0.75cm" fo:min-width="6.43cm"/>
      <style:paragraph-properties style:writing-mode="lr-tb"/>
    </style:style>
    <style:style style:name="gr16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0.75cm" fo:min-width="7.72cm"/>
      <style:paragraph-properties style:writing-mode="lr-tb"/>
    </style:style>
    <style:style style:name="gr1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75cm" fo:min-width="7.72cm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draw:auto-grow-height="true" fo:min-height="1.741cm"/>
      <style:paragraph-properties style:writing-mode="lr-tb"/>
    </style:style>
    <style:style style:name="pr4" style:family="presentation" style:parent-style-name="master_5f_-outline1">
      <style:graphic-properties fo:min-height="1.857cm"/>
      <style:paragraph-properties style:writing-mode="lr-tb"/>
    </style:style>
    <style:style style:name="pr5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_5f_-title">
      <style:graphic-properties draw:auto-grow-height="true" fo:min-height="2.057cm"/>
      <style:paragraph-properties style:writing-mode="lr-tb"/>
    </style:style>
    <style:style style:name="pr7" style:family="presentation" style:parent-style-name="master_5f_-notes">
      <style:graphic-properties draw:fill-color="#ffffff" draw:auto-grow-height="true" fo:min-height="15.831cm"/>
      <style:paragraph-properties style:writing-mode="lr-tb"/>
    </style:style>
    <style:style style:name="pr8" style:family="presentation" style:parent-style-name="master_5f_-title">
      <style:graphic-properties draw:auto-grow-height="true" fo:min-height="3.473cm"/>
      <style:paragraph-properties style:writing-mode="lr-tb"/>
    </style:style>
    <style:style style:name="pr9" style:family="presentation" style:parent-style-name="master_5f_-title">
      <style:graphic-properties fo:min-height="1.741cm"/>
      <style:paragraph-properties style:writing-mode="lr-tb"/>
    </style:style>
    <style:style style:name="pr10" style:family="presentation" style:parent-style-name="master_5f_-outline1">
      <style:graphic-properties fo:min-height="14.15cm"/>
      <style:paragraph-properties style:writing-mode="lr-tb"/>
    </style:style>
    <style:style style:name="pr11" style:family="presentation" style:parent-style-name="master_5f_-notes">
      <style:graphic-properties draw:fill-color="#ffffff" fo:min-height="13.364cm"/>
      <style:paragraph-properties style:writing-mode="lr-tb"/>
    </style:style>
    <style:style style:name="pr12" style:family="presentation" style:parent-style-name="master_5f_-title">
      <style:graphic-properties draw:auto-grow-height="true" fo:min-height="1.792cm"/>
      <style:paragraph-properties style:writing-mode="lr-tb"/>
    </style:style>
    <style:style style:name="pr13" style:family="presentation" style:parent-style-name="master_5f_-outline1" style:list-style-name="L5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5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margin-top="0cm" fo:margin-bottom="0.4cm" fo:text-indent="0cm"/>
    </style:style>
    <style:style style:name="P15" style:family="paragraph">
      <style:paragraph-properties fo:margin-left="0cm" fo:margin-right="0cm" fo:margin-top="0cm" fo:margin-bottom="0.2cm" fo:text-indent="-0.6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7" style:family="paragraph">
      <style:paragraph-properties fo:text-align="start" style:writing-mode="lr-tb"/>
      <style:text-properties fo:color="#000000" fo:font-size="16pt" style:font-size-asian="16pt" style:font-size-complex="16pt"/>
    </style:style>
    <style:style style:name="P18" style:family="paragraph">
      <loext:graphic-properties draw:fill-color="#ffffff"/>
      <style:paragraph-properties fo:text-align="start" style:writing-mode="lr-tb"/>
      <style:text-properties fo:color="#000000" fo:font-size="16pt" style:font-size-asian="16pt" style:font-size-complex="16pt"/>
    </style:style>
    <style:style style:name="P19" style:family="paragraph">
      <style:paragraph-properties fo:text-align="start" style:writing-mode="lr-tb"/>
      <style:text-properties fo:font-size="16pt" style:font-size-asian="16pt" style:font-size-complex="16pt"/>
    </style:style>
    <style:style style:name="P20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000000" fo:font-size="16pt" style:font-size-asian="16pt" style:font-size-complex="16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-color="#f0e6f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solid" draw:fill-color="#f0e6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/>
      <style:paragraph-properties fo:text-align="start" style:writing-mode="lr-tb"/>
      <style:text-properties style:font-name="Liberation Mono1" fo:font-size="18pt"/>
    </style:style>
    <style:style style:name="P27" style:family="paragraph">
      <style:paragraph-properties fo:margin-left="0cm" fo:margin-right="0cm" fo:margin-top="0cm" fo:margin-bottom="0.2cm" fo:text-indent="0cm"/>
    </style:style>
    <style:style style:name="P28" style:family="paragraph">
      <loext:graphic-properties draw:fill="solid" draw:fill-color="#ffffff"/>
      <style:paragraph-properties fo:text-align="start" style:writing-mode="lr-tb"/>
      <style:text-properties fo:color="#000000" fo:font-size="16pt" style:font-size-asian="16pt" style:font-size-complex="16pt"/>
    </style:style>
    <style:style style:name="P29" style:family="paragraph">
      <loext:graphic-properties draw:fill="solid" draw:fill-color="#f0e6f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30" style:family="paragraph">
      <loext:graphic-properties draw:fill="solid" draw:fill-color="#ffffff"/>
      <style:paragraph-properties fo:text-align="start" style:writing-mode="lr-tb"/>
      <style:text-properties fo:font-size="16pt" style:font-size-asian="16pt" style:font-size-complex="16pt"/>
    </style:style>
    <style:style style:name="P31" style:family="paragraph">
      <style:paragraph-properties fo:margin-left="0cm" fo:margin-right="0cm" fo:margin-top="0cm" fo:margin-bottom="0.5cm" fo:text-indent="0cm"/>
    </style:style>
    <style:style style:name="P32" style:family="paragraph">
      <loext:graphic-properties draw:fill-color="#ffffff"/>
      <style:paragraph-properties fo:text-align="start" style:writing-mode="lr-tb"/>
      <style:text-properties fo:font-size="16pt" fo:font-weight="bold" style:font-size-asian="16pt" style:font-weight-asian="bold" style:font-size-complex="16pt" style:font-weight-complex="bold"/>
    </style:style>
    <style:style style:name="P33" style:family="paragraph">
      <style:paragraph-properties style:writing-mode="lr-tb"/>
      <style:text-properties fo:color="#000000"/>
    </style:style>
    <style:style style:name="P34" style:family="paragraph">
      <style:paragraph-properties fo:margin-top="0cm" fo:margin-bottom="0.3cm"/>
    </style:style>
    <style:style style:name="P35" style:family="paragraph">
      <style:paragraph-properties fo:margin-top="0cm" fo:margin-bottom="0.2cm" style:writing-mode="lr-tb"/>
      <style:text-properties fo:color="#000000" fo:font-size="26pt" style:font-size-asian="26pt" style:font-size-complex="26pt"/>
    </style:style>
    <style:style style:name="P3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style:font-name="Liberation Sans5" fo:font-size="14pt" style:font-size-asian="14pt" style:font-size-complex="14pt"/>
    </style:style>
    <style:style style:name="T1" style:family="text">
      <style:text-properties fo:color="#ffffff" style:font-name="Liberation Sans5" fo:font-size="32pt" fo:language="ru" fo:country="RU" style:font-size-asian="32pt" style:font-size-complex="32pt"/>
    </style:style>
    <style:style style:name="T2" style:family="text">
      <style:text-properties fo:color="#ffffff" style:font-name="Liberation Sans5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ru" fo:country="RU" style:font-size-asian="14pt" style:font-size-complex="14pt"/>
    </style:style>
    <style:style style:name="T6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7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color="#000000" fo:font-size="28pt" fo:language="ru" fo:country="RU" style:font-size-asian="28pt" style:font-size-complex="28pt"/>
    </style:style>
    <style:style style:name="T11" style:family="text">
      <style:text-properties fo:color="#000000" fo:font-size="22pt" fo:language="ru" fo:country="RU" style:font-size-asian="22pt" style:font-size-complex="2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erif1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fo:font-size="14pt" fo:language="ru" fo:country="RU" style:text-underline-style="solid" style:text-underline-width="auto" style:text-underline-color="font-color" style:font-size-asian="14pt" style:font-size-complex="14pt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1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T22" style:family="text">
      <style:text-properties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4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25" style:family="text">
      <style:text-properties style:font-name="Liberation Mono1" fo:font-size="18pt"/>
    </style:style>
    <style:style style:name="T26" style:family="text">
      <style:text-properties fo:color="#000000" fo:language="ru" fo:country="RU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fo:font-size="26pt" fo:language="ru" fo:country="RU" style:font-size-asian="26pt" style:font-size-complex="26pt"/>
    </style:style>
    <style:style style:name="T29" style:family="text">
      <style:text-properties fo:color="#000000" style:font-name="Liberation Sans5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Статистика</text:span><text:span text:style-name="T2"><text:line-break/></text:span><text:span text:style-name="T2">Расширенная статистик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 Postgres Professional, 2019–2024</text:span></text:p>
              <text:p text:style-name="P5"><text:span text:style-name="T5">Авторы: Егор Рогов, Павел Лузанов, Павел Толмачев, Илья Баштанов</text:span></text:p>
              <text:p text:style-name="P5"><text:span text:style-name="T6">Фото: Олег Бартунов (монастырь Пху и пик Бхрикути, Непал)</text:span></text:p>
              <text:p text:style-name="P5"><text:span text:style-name="T5"/></text:p>
              <text:p text:style-name="P5"><text:span text:style-name="T7">Использование материалов курса</text:span></text:p>
              <text:p text:style-name="P5"><text:span text:style-name="T5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5"/></text:p>
              <text:p text:style-name="P5"><text:span text:style-name="T7">Обратная</text:span><text:span text:style-name="T8"> </text:span><text:span text:style-name="T7">связь</text:span></text:p>
              <text:p text:style-name="P6"><text:span text:style-name="T5">Отзывы, замечания и предложения направляйте по адресу: </text:span><text:span text:style-name="T5"><text:a xlink:href="mailto:edu@postgrespro.ru" xlink:type="simple">edu@postgrespro.ru</text:a></text:span></text:p>
              <text:p text:style-name="P5"><text:span text:style-name="T5"/></text:p>
              <text:p text:style-name="P5"><text:span text:style-name="T7">Отказ от ответственности</text:span></text:p>
              <text:p text:style-name="P5"><text:span text:style-name="T5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0">Функциональная зависимость</text:span></text:p>
              </text:list-item>
              <text:list-item>
                <text:p text:style-name="P9"><text:span text:style-name="T10">Наиболее частые комбинации значений</text:span></text:p>
              </text:list-item>
              <text:list-item>
                <text:p text:style-name="P9"><text:span text:style-name="T10">Число уникальных комбинаций значений</text:span></text:p>
              </text:list-item>
              <text:list-item>
                <text:p text:style-name="P9"><text:span text:style-name="T10">Статистика по выражениям</text:span></text:p>
              </text:list-item>
              <text:list-item>
                <text:p text:style-name="P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_5f_" presentation:presentation-page-layout-name="AL1T1">
        <office:forms form:automatic-focus="false" form:apply-design-mode="false"/>
        <draw:frame presentation:style-name="pr6" draw:text-style-name="P8" draw:layer="layout" svg:width="19.8cm" svg:height="2.057cm" svg:x="1.2cm" svg:y="0.737cm" presentation:class="title" presentation:user-transformed="true">
          <draw:text-box>
            <text:p><text:span text:style-name="T9">Расширенная статистика</text:span></text:p>
          </draw:text-box>
        </draw:frame>
        <draw:frame presentation:style-name="pr4" draw:text-style-name="P10" draw:layer="layout" svg:width="25.6cm" svg:height="15.774cm" svg:x="1.2cm" svg:y="4.8cm" presentation:class="outline" presentation:user-transformed="true">
          <draw:text-box>
            <text:list text:style-name="L4">
              <text:list-item>
                <text:p text:style-name="P9"><text:span text:style-name="T10">Включает</text:span></text:p>
                <text:list>
                  <text:list-item>
                    <text:p text:style-name="P12"><text:span text:style-name="T11">многовариантную статистику (по нескольким столбцам)</text:span></text:p>
                  </text:list-item>
                  <text:list-item>
                    <text:p text:style-name="P13"><text:span text:style-name="T11">статистику по выражениям</text:span></text:p>
                  </text:list-item>
                </text:list>
              </text:list-item>
              <text:list-item>
                <text:p text:style-name="P14"><text:span text:style-name="T12">Объект базы данных, создается вручную</text:span></text:p>
                <text:list>
                  <text:list-item>
                    <text:p text:style-name="P12"><text:span text:style-name="T13">хранится в pg_statistic_ext и pg_statistic_ext_data</text:span></text:p>
                  </text:list-item>
                  <text:list-item>
                    <text:p text:style-name="P13"><text:span text:style-name="T14">представления pg_stats_ext и pg_stats_ext_exprs</text:span></text:p>
                  </text:list-item>
                </text:list>
              </text:list-item>
              <text:list-item>
                <text:p text:style-name="P14"><text:span text:style-name="T10">После создания статистика собирается автоматически</text:span></text:p>
              </text:list-item>
              <text:list-item>
                <text:p text:style-name="P14"><text:span text:style-name="T10"/></text:p>
              </text:list-item>
              <text:list-item>
                <text:p text:style-name="P14"><text:span text:style-name="T10"/></text:p>
              </text:list-item>
              <text:list-item>
                <text:p text:style-name="P14"><text:span text:style-name="T10"/></text:p>
              </text:list-item>
              <text:list-item>
                <text:p text:style-name="P14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6" draw:layer="layout" svg:width="16.799cm" svg:height="15.831cm" svg:x="2.1cm" svg:y="14.107cm" presentation:class="notes" presentation:user-transformed="true">
            <draw:text-box>
              <text:p text:style-name="P15"><text:span text:style-name="T5">Базовой статистики, которая собирается автоматически, может не хватать для точных оценок кардинальности и селективности.</text:span></text:p>
              <text:p text:style-name="P15"><text:span text:style-name="T5">PostgreSQL позволяет администратору вручную определить, какая дополнительная — расширенная — статистика требуется. Можно собрать статистику, охватывающую не один столбец, а сразу несколько (многовариантная статистика), или статистику по произвольному выражению.</text:span></text:p>
              <text:p text:style-name="P15"><text:span text:style-name="T5">Заметьте, что базовая статистика собирается для таблиц и их столбцов, но не для индексов (за исключением индексов по выражениям). Поэтому и индекс, построенный по нескольким столбцам, не приводит сам по себе к появлению многовариантной статистики.</text:span></text:p>
              <text:p text:style-name="P15"><text:span text:style-name="T15">Расширенная статистика создается командой CREATE STATISTICS. После того, как объект создан, соответствующая статистика будет собираться автоматически </text:span><text:span text:style-name="T5">в фоновом режиме или командой ANALYZE.</text:span></text:p>
              <text:p text:style-name="P15"><text:span text:style-name="T16"><text:a xlink:href="https://postgrespro.ru/docs/postgresql/16/planner-stats#PLANNER-STATS-EXTENDED" xlink:type="simple">https://postgrespro.ru/docs/postgresql/16/planner-stats#PLANNER-STATS-EXTENDED</text:a></text:span></text:p>
              <text:p text:style-name="P15"><text:span text:style-name="T5">Собранная информация хранится в таблицах pg_statistic_ext и pg_statistic_ext_data; доступная пользователю статистика отображается в представлениях pg_stats_ext и pg_stats_ext_exprs.</text:span></text:p>
              <text:p text:style-name="P15"><text:span text:style-name="T5"/></text:p>
            </draw:text-box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frame presentation:style-name="pr8" draw:text-style-name="P8" draw:layer="layout" svg:width="19.8cm" svg:height="3.473cm" svg:x="1.2cm" svg:y="0.737cm" presentation:class="title" presentation:user-transformed="true">
          <draw:text-box>
            <text:p><text:span text:style-name="T9">Зависимые столбц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4">
              <text:list-item>
                <text:p text:style-name="P9"><text:span text:style-name="T10">Функциональная зависимость (dependencies)</text:span></text:p>
                <text:list>
                  <text:list-item>
                    <text:p text:style-name="P12"><text:span text:style-name="T11">значение одного столбца определяет значение другого столбца</text:span></text:p>
                  </text:list-item>
                  <text:list-item>
                    <text:p text:style-name="P12"><text:span text:style-name="T11">статистика улучшает оценку селективности условий</text:span></text:p>
                  </text:list-item>
                </text:list>
              </text:list-item>
            </text:list>
          </draw:text-box>
        </draw:frame>
        <draw:custom-shape draw:style-name="gr3" draw:text-style-name="P18" draw:layer="layout" svg:width="5.5cm" svg:height="1cm" svg:x="2.7cm" svg:y="11.5cm">
          <text:p text:style-name="P17"><text:span text:style-name="T17">Казань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5.5cm" svg:height="1cm" svg:x="2.7cm" svg:y="10.5cm">
          <text:p text:style-name="P19"><text:span text:style-name="T18">Самара</text:span></text:p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2.876cm" svg:height="1cm" svg:x="8.2cm" svg:y="11.5cm">
          <text:p text:style-name="P17"><text:span text:style-name="T17">420000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876cm" svg:height="1cm" svg:x="8.2cm" svg:y="10.5cm">
          <text:p text:style-name="P19"><text:span text:style-name="T18">443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5.5cm" svg:height="1cm" svg:x="2.7cm" svg:y="9.5cm">
          <text:p text:style-name="P23"><text:span text:style-name="T19">city</text:span></text:p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2.876cm" svg:height="1cm" svg:x="8.2cm" svg:y="9.5cm">
          <text:p text:style-name="P23"><text:span text:style-name="T19">index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5.5cm" svg:height="1cm" svg:x="2.7cm" svg:y="12.5cm">
          <text:p text:style-name="P17"><text:span text:style-name="T17">Нижний Новгород</text:span></text:p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2.876cm" svg:height="1cm" svg:x="8.2cm" svg:y="12.5cm">
          <text:p text:style-name="P17"><text:span text:style-name="T17">603000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5.5cm" svg:height="1cm" svg:x="2.7cm" svg:y="13.5cm">
          <text:p text:style-name="P17"><text:span text:style-name="T17">Великий Новгород</text:span></text:p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2.876cm" svg:height="1cm" svg:x="8.2cm" svg:y="13.5cm">
          <text:p text:style-name="P17"><text:span text:style-name="T17">173000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99cm" svg:height="15.831cm" svg:x="2.1cm" svg:y="14.107cm" presentation:class="notes" presentation:user-transformed="true">
            <draw:text-box>
              <text:p text:style-name="P15"><text:span text:style-name="T20">Существует несколько видов </text:span><text:span text:style-name="T15">многовариантной статистики (</text:span><text:span text:style-name="T21">то есть статистики по нескольким столбцам таблицы)</text:span><text:span text:style-name="T5">, которые можно указать при создании объекта расширенной статистики.</text:span></text:p>
              <text:p text:style-name="P15"><text:span text:style-name="T22">Функциональная зависимость между столбцами</text:span><text:span text:style-name="T7"> </text:span><text:span text:style-name="T5">показывает, насколько данные в одном столбце определяются значением другого столбца.</text:span></text:p>
              <text:p text:style-name="P15"><text:span text:style-name="T15">В примере на слайде почтовый индекс однозначно определяет город, поэтому селективность условия city = 'Самара' and index = '443000' определяется селективностью предиката index = '443000</text:span><text:span text:style-name="T5">'. Такие предикаты, селективность которых нельзя рассчитывать отдельно друг от друга, называются </text:span><text:span text:style-name="T23">коррелированными</text:span><text:span text:style-name="T5">.</text:span></text:p>
              <text:p text:style-name="P15"><text:span text:style-name="T24"><text:a xlink:href="https://postgrespro.ru/docs/postgresql/16/planner-stats#PLANNER-STATS-EXTENDED-FUNCTIONAL-DEPS" xlink:type="simple">https://postgrespro.ru/docs/postgresql/16/planner-stats#PLANNER-STATS-EXTENDED-FUNCTIONAL-DEPS</text:a></text:span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26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_5f_" presentation:presentation-page-layout-name="AL1T1">
        <office:forms form:automatic-focus="false" form:apply-design-mode="false"/>
        <draw:frame presentation:style-name="pr12" draw:text-style-name="P8" draw:layer="layout" svg:width="19.8cm" svg:height="1.792cm" svg:x="1.2cm" svg:y="0.737cm" presentation:class="title" presentation:user-transformed="true">
          <draw:text-box>
            <text:p><text:span text:style-name="T9">Частые комбинаци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4">
              <text:list-item>
                <text:p text:style-name="P9"><text:span text:style-name="T10">Наиболее частые комбинации значений (mcv)</text:span></text:p>
                <text:list>
                  <text:list-item>
                    <text:p text:style-name="P27"><text:span text:style-name="T11">как pg_stats.most_common_vals/freqs, но для нескольких столбцов</text:span></text:p>
                  </text:list-item>
                  <text:list-item>
                    <text:p text:style-name="P27"><text:span text:style-name="T11">статистика улучшает оценку селективности условий</text:span></text:p>
                  </text:list-item>
                </text:list>
                <text:p text:style-name="P9"><text:span text:style-name="T10"/></text:p>
              </text:list-item>
            </text:list>
          </draw:text-box>
        </draw:frame>
        <draw:custom-shape draw:style-name="gr3" draw:text-style-name="P18" draw:layer="layout" svg:width="5.5cm" svg:height="1cm" svg:x="2.7cm" svg:y="11.5cm">
          <text:p text:style-name="P17"><text:span text:style-name="T17">Казань</text:span></text:p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2.88cm" svg:height="1cm" svg:x="8.2cm" svg:y="11.5cm">
          <text:p text:style-name="P17"><text:span text:style-name="T17">Волг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4" draw:layer="layout" svg:width="5.5cm" svg:height="1cm" svg:x="2.7cm" svg:y="9.5cm">
          <text:p text:style-name="P23"><text:span text:style-name="T19">city</text:span></text:p>
          <draw:enhanced-geometry svg:viewBox="0 0 21600 21600" draw:type="rectangle" draw:enhanced-path="M 0 0 L 21600 0 21600 21600 0 21600 0 0 Z N"/>
        </draw:custom-shape>
        <draw:custom-shape draw:style-name="gr11" draw:text-style-name="P29" draw:layer="layout" svg:width="2.88cm" svg:height="1cm" svg:x="8.2cm" svg:y="9.5cm">
          <text:p text:style-name="P23"><text:span text:style-name="T19">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5.5cm" svg:height="1cm" svg:x="2.7cm" svg:y="13.5cm">
          <text:p text:style-name="P17"><text:span text:style-name="T17">Нижний Новгород</text:span></text:p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2.88cm" svg:height="1cm" svg:x="8.2cm" svg:y="13.5cm">
          <text:p text:style-name="P17"><text:span text:style-name="T17">Волг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5.5cm" svg:height="1cm" svg:x="2.7cm" svg:y="14.5cm">
          <text:p text:style-name="P17"><text:span text:style-name="T17">Великий Новгород</text:span></text:p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2.88cm" svg:height="1cm" svg:x="8.2cm" svg:y="14.5cm">
          <text:p text:style-name="P17"><text:span text:style-name="T17">Волх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0" draw:layer="layout" svg:width="5.5cm" svg:height="1cm" svg:x="2.7cm" svg:y="10.5cm">
          <text:p text:style-name="P19"><text:span text:style-name="T18">Самара</text:span></text:p>
          <draw:enhanced-geometry svg:viewBox="0 0 21600 21600" draw:type="rectangle" draw:enhanced-path="M 0 0 L 21600 0 21600 21600 0 21600 0 0 Z N"/>
        </draw:custom-shape>
        <draw:custom-shape draw:style-name="gr12" draw:text-style-name="P30" draw:layer="layout" svg:width="2.88cm" svg:height="1cm" svg:x="8.2cm" svg:y="10.5cm">
          <text:p text:style-name="P19"><text:span text:style-name="T18">Волг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5.5cm" svg:height="1cm" svg:x="2.7cm" svg:y="12.5cm">
          <text:p text:style-name="P17"><text:span text:style-name="T17">Нижний Новгород</text:span></text:p>
          <draw:enhanced-geometry svg:viewBox="0 0 21600 21600" draw:type="rectangle" draw:enhanced-path="M 0 0 L 21600 0 21600 21600 0 21600 0 0 Z N"/>
        </draw:custom-shape>
        <draw:custom-shape draw:style-name="gr10" draw:text-style-name="P28" draw:layer="layout" svg:width="2.88cm" svg:height="1cm" svg:x="8.2cm" svg:y="12.5cm">
          <text:p text:style-name="P17"><text:span text:style-name="T17">Ока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6" draw:layer="layout" svg:width="16.799cm" svg:height="15.831cm" svg:x="2.1cm" svg:y="14.107cm" presentation:class="notes" presentation:user-transformed="true">
            <draw:text-box>
              <text:p text:style-name="P15"><text:span text:style-name="T22">Список наиболее частых комбинаций значений</text:span><text:span text:style-name="T5"> позволяет сохранить несколько комбинаций значений и их частоту.</text:span></text:p>
              <text:p text:style-name="P15"><text:span text:style-name="T5">На слайде показаны возможные пары город — река. Очевидно, что предикаты со столбцами city и river коррелированы, но, в отличие от предыдущего примера, ни один из этих столбцов не определяет другой (между городами и реками отношение «многие ко многим»). В этом случае статистика по функциональным зависимостям не поможет улучшить оценки.</text:span></text:p>
              <text:p text:style-name="P15"><text:span text:style-name="T24"><text:a xlink:href="https://postgrespro.ru/docs/postgresql/16/planner-stats#PLANNER-STATS-EXTENDED-N-DISTINCT-COUNTS" xlink:type="simple">https://postgrespro.ru/docs/postgresql/16/planner-stats#PLANNER-STATS-EXTENDED-N-DISTINCT-COUNTS</text:a></text:span></text:p>
            </draw:text-box>
          </draw:frame>
        </presentation:notes>
      </draw:page>
      <draw:page draw:name="page7" draw:style-name="dp1" draw:master-page-name="master_5f_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26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frame presentation:style-name="pr8" draw:text-style-name="P8" draw:layer="layout" svg:width="19.8cm" svg:height="3.473cm" svg:x="1.2cm" svg:y="0.737cm" presentation:class="title" presentation:user-transformed="true">
          <draw:text-box>
            <text:p><text:span text:style-name="T9">Уникальные комбинации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4">
              <text:list-item>
                <text:p text:style-name="P14"><text:span text:style-name="T10">Число уникальных комбинаций значений (ndistinct)</text:span></text:p>
                <text:list>
                  <text:list-item>
                    <text:p text:style-name="P27"><text:span text:style-name="T11">как pg_stats.ndistinct, но для нескольких столбцов</text:span></text:p>
                  </text:list-item>
                  <text:list-item>
                    <text:p text:style-name="P31"><text:span text:style-name="T11">статистика улучшает оценку кардинальности для группировки</text:span></text:p>
                  </text:list-item>
                </text:list>
                <text:p text:style-name="P9"><text:span text:style-name="T10"/></text:p>
              </text:list-item>
            </text:list>
          </draw:text-box>
        </draw:frame>
        <draw:custom-shape draw:style-name="gr3" draw:text-style-name="P18" draw:layer="layout" svg:width="5.5cm" svg:height="1cm" svg:x="2.7cm" svg:y="11.5cm">
          <text:p text:style-name="P17"><text:span text:style-name="T17">Казань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5.5cm" svg:height="1cm" svg:x="2.7cm" svg:y="10.5cm">
          <text:p text:style-name="P19"><text:span text:style-name="T18">Самара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6.93cm" svg:height="1cm" svg:x="8.2cm" svg:y="11.5cm">
          <text:p text:style-name="P17"><text:span text:style-name="T17">Респ. Татарста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0" draw:layer="layout" svg:width="6.93cm" svg:height="1cm" svg:x="8.2cm" svg:y="10.5cm">
          <text:p text:style-name="P19"><text:span text:style-name="T18">Самарская об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4" draw:layer="layout" svg:width="5.5cm" svg:height="1cm" svg:x="2.7cm" svg:y="9.5cm">
          <text:p text:style-name="P23"><text:span text:style-name="T19">city</text:span></text:p>
          <draw:enhanced-geometry svg:viewBox="0 0 21600 21600" draw:type="rectangle" draw:enhanced-path="M 0 0 L 21600 0 21600 21600 0 21600 0 0 Z N"/>
        </draw:custom-shape>
        <draw:custom-shape draw:style-name="gr15" draw:text-style-name="P29" draw:layer="layout" svg:width="6.93cm" svg:height="1cm" svg:x="8.2cm" svg:y="9.5cm">
          <text:p text:style-name="P23"><text:span text:style-name="T19">reg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5.5cm" svg:height="1cm" svg:x="2.7cm" svg:y="12.5cm">
          <text:p text:style-name="P17"><text:span text:style-name="T17">Нижний Новгород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6.93cm" svg:height="1cm" svg:x="8.2cm" svg:y="12.5cm">
          <text:p text:style-name="P17"><text:span text:style-name="T17">Нижегородская об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8" draw:layer="layout" svg:width="5.5cm" svg:height="1cm" svg:x="2.7cm" svg:y="13.5cm">
          <text:p text:style-name="P17"><text:span text:style-name="T17">Великий Новгород</text:span></text:p>
          <draw:enhanced-geometry svg:viewBox="0 0 21600 21600" draw:type="rectangle" draw:enhanced-path="M 0 0 L 21600 0 21600 21600 0 21600 0 0 Z N"/>
        </draw:custom-shape>
        <draw:custom-shape draw:style-name="gr13" draw:text-style-name="P28" draw:layer="layout" svg:width="6.93cm" svg:height="1cm" svg:x="8.2cm" svg:y="13.5cm">
          <text:p text:style-name="P17"><text:span text:style-name="T17">Новгородская об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8" draw:layer="layout" svg:width="2.876cm" svg:height="1cm" svg:x="15.1cm" svg:y="11.5cm">
          <text:p text:style-name="P17"><text:span text:style-name="T17">420000</text:span></text:p>
          <draw:enhanced-geometry svg:viewBox="0 0 21600 21600" draw:type="rectangle" draw:enhanced-path="M 0 0 L 21600 0 21600 21600 0 21600 0 0 Z N"/>
        </draw:custom-shape>
        <draw:custom-shape draw:style-name="gr6" draw:text-style-name="P30" draw:layer="layout" svg:width="2.876cm" svg:height="1cm" svg:x="15.1cm" svg:y="10.5cm">
          <text:p text:style-name="P19"><text:span text:style-name="T18">443000</text:span></text:p>
          <draw:enhanced-geometry svg:viewBox="0 0 21600 21600" draw:type="rectangle" draw:enhanced-path="M 0 0 L 21600 0 21600 21600 0 21600 0 0 Z N"/>
        </draw:custom-shape>
        <draw:custom-shape draw:style-name="gr8" draw:text-style-name="P29" draw:layer="layout" svg:width="2.876cm" svg:height="1cm" svg:x="15.1cm" svg:y="9.5cm">
          <text:p text:style-name="P23"><text:span text:style-name="T19">index</text:span></text:p>
          <draw:enhanced-geometry svg:viewBox="0 0 21600 21600" draw:type="rectangle" draw:enhanced-path="M 0 0 L 21600 0 21600 21600 0 21600 0 0 Z N"/>
        </draw:custom-shape>
        <draw:custom-shape draw:style-name="gr5" draw:text-style-name="P28" draw:layer="layout" svg:width="2.876cm" svg:height="1cm" svg:x="15.1cm" svg:y="12.5cm">
          <text:p text:style-name="P17"><text:span text:style-name="T17">603000</text:span></text:p>
          <draw:enhanced-geometry svg:viewBox="0 0 21600 21600" draw:type="rectangle" draw:enhanced-path="M 0 0 L 21600 0 21600 21600 0 21600 0 0 Z N"/>
        </draw:custom-shape>
        <draw:custom-shape draw:style-name="gr5" draw:text-style-name="P28" draw:layer="layout" svg:width="2.876cm" svg:height="1cm" svg:x="15.1cm" svg:y="13.5cm">
          <text:p text:style-name="P17"><text:span text:style-name="T17">17300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6" draw:layer="layout" svg:width="16.799cm" svg:height="15.831cm" svg:x="2.1cm" svg:y="14.107cm" presentation:class="notes" presentation:user-transformed="true">
            <draw:text-box>
              <text:p text:style-name="P15"><text:span text:style-name="T22">Число уникальных комбинаций значений </text:span><text:span text:style-name="T5">позволяет улучшить оценку кардинальности при группировке по нескольким столбцам.</text:span></text:p>
              <text:p text:style-name="P15"><text:span text:style-name="T5">В примере на слайде число возможных комбинаций всех полей, очевидно, нельзя определить, просто перемножив количество уникальных значений для каждого столбца по отдельности.</text:span></text:p>
              <text:p text:style-name="P15"><text:span text:style-name="T24"><text:a xlink:href="https://postgrespro.ru/docs/postgresql/16/planner-stats#PLANNER-STATS-EXTENDED-N-DISTINCT-COUNTS" xlink:type="simple">https://postgrespro.ru/docs/postgresql/16/planner-stats#PLANNER-STATS-EXTENDED-N-DISTINCT-COUNTS</text:a></text:span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26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_5f_" presentation:presentation-page-layout-name="AL1T1">
        <draw:frame presentation:style-name="pr8" draw:text-style-name="P8" draw:layer="layout" svg:width="19.8cm" svg:height="3.473cm" svg:x="1.2cm" svg:y="0.737cm" presentation:class="title" presentation:user-transformed="true">
          <draw:text-box>
            <text:p><text:span text:style-name="T9">Статистика по выражению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4">
              <text:list-item>
                <text:p text:style-name="P14"><text:span text:style-name="T10">Расширенная статистика по выражению</text:span></text:p>
                <text:list>
                  <text:list-item>
                    <text:p text:style-name="P12"><text:span text:style-name="T11">как если бы в таблице был определен генерируемый столбец</text:span></text:p>
                  </text:list-item>
                  <text:list-item>
                    <text:p><text:span text:style-name="T11">статистика улучшает оценку селективности условий с выражениями</text:span></text:p>
                  </text:list-item>
                </text:list>
              </text:list-item>
            </text:list>
          </draw:text-box>
        </draw:frame>
        <draw:custom-shape draw:style-name="gr3" draw:text-style-name="P18" draw:layer="layout" svg:width="5.5cm" svg:height="1cm" svg:x="2.7cm" svg:y="11.5cm">
          <text:p text:style-name="P17"><text:span text:style-name="T17">Казань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5.5cm" svg:height="1cm" svg:x="2.7cm" svg:y="10.5cm">
          <text:p text:style-name="P19"><text:span text:style-name="T18">Самара</text:span></text:p>
          <draw:enhanced-geometry svg:viewBox="0 0 21600 21600" draw:type="rectangle" draw:enhanced-path="M 0 0 L 21600 0 21600 21600 0 21600 0 0 Z N"/>
        </draw:custom-shape>
        <draw:custom-shape draw:style-name="gr5" draw:text-style-name="P28" draw:layer="layout" svg:width="2.876cm" svg:height="1cm" svg:x="8.2cm" svg:y="11.5cm">
          <text:p text:style-name="P17"><text:span text:style-name="T17">420000</text:span></text:p>
          <draw:enhanced-geometry svg:viewBox="0 0 21600 21600" draw:type="rectangle" draw:enhanced-path="M 0 0 L 21600 0 21600 21600 0 21600 0 0 Z N"/>
        </draw:custom-shape>
        <draw:custom-shape draw:style-name="gr6" draw:text-style-name="P30" draw:layer="layout" svg:width="2.876cm" svg:height="1cm" svg:x="8.2cm" svg:y="10.5cm">
          <text:p text:style-name="P19"><text:span text:style-name="T18">443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5.5cm" svg:height="1cm" svg:x="2.7cm" svg:y="9.5cm">
          <text:p text:style-name="P23"><text:span text:style-name="T19">city</text:span></text:p>
          <draw:enhanced-geometry svg:viewBox="0 0 21600 21600" draw:type="rectangle" draw:enhanced-path="M 0 0 L 21600 0 21600 21600 0 21600 0 0 Z N"/>
        </draw:custom-shape>
        <draw:custom-shape draw:style-name="gr8" draw:text-style-name="P29" draw:layer="layout" svg:width="2.876cm" svg:height="1cm" svg:x="8.2cm" svg:y="9.5cm">
          <text:p text:style-name="P23"><text:span text:style-name="T19">index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5.5cm" svg:height="1cm" svg:x="2.7cm" svg:y="12.5cm">
          <text:p text:style-name="P17"><text:span text:style-name="T17">Нижний Новгород</text:span></text:p>
          <draw:enhanced-geometry svg:viewBox="0 0 21600 21600" draw:type="rectangle" draw:enhanced-path="M 0 0 L 21600 0 21600 21600 0 21600 0 0 Z N"/>
        </draw:custom-shape>
        <draw:custom-shape draw:style-name="gr5" draw:text-style-name="P28" draw:layer="layout" svg:width="2.876cm" svg:height="1cm" svg:x="8.2cm" svg:y="12.5cm">
          <text:p text:style-name="P17"><text:span text:style-name="T17">603000</text:span></text:p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5.5cm" svg:height="1cm" svg:x="2.7cm" svg:y="13.5cm">
          <text:p text:style-name="P17"><text:span text:style-name="T17">Великий Новгород</text:span></text:p>
          <draw:enhanced-geometry svg:viewBox="0 0 21600 21600" draw:type="rectangle" draw:enhanced-path="M 0 0 L 21600 0 21600 21600 0 21600 0 0 Z N"/>
        </draw:custom-shape>
        <draw:custom-shape draw:style-name="gr5" draw:text-style-name="P28" draw:layer="layout" svg:width="2.876cm" svg:height="1cm" svg:x="8.2cm" svg:y="13.5cm">
          <text:p text:style-name="P17"><text:span text:style-name="T17">173000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8.22cm" svg:height="1cm" svg:x="11.1cm" svg:y="11.5cm">
          <text:p text:style-name="P17"><text:span text:style-name="T17">420000, г. Казань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8.22cm" svg:height="1cm" svg:x="11.1cm" svg:y="10.5cm">
          <text:p text:style-name="P19"><text:span text:style-name="T18">443000, г. Самара</text:span></text:p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8.22cm" svg:height="1cm" svg:x="11.1cm" svg:y="9.5cm">
          <text:p text:style-name="P23"><text:span text:style-name="T19">addres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8.22cm" svg:height="1cm" svg:x="11.1cm" svg:y="12.5cm">
          <text:p text:style-name="P17"><text:span text:style-name="T17">603000, г. Нижний Новгород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8.22cm" svg:height="1cm" svg:x="11.1cm" svg:y="13.5cm">
          <text:p text:style-name="P17"><text:span text:style-name="T17">173000, г. Великий Новгород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5.831cm" svg:x="2.1cm" svg:y="14.107cm" presentation:class="notes" presentation:user-transformed="true">
            <draw:text-box>
              <text:p text:style-name="P15"><text:span text:style-name="T22">Расширенная статистика по выражению</text:span><text:span text:style-name="T5"> позволяет собрать всю базовую статистику, которая была бы собрана, если бы в таблице был определен столбец, вычисляемый по этому выражению.</text:span></text:p>
              <text:p text:style-name="P15"><text:span text:style-name="T5">Если в предикате слева или справа от оператора стоит не имя столбца, а выражение, планировщик использует фиксированную оценку селективности. С помощью статистики по выражению это можно исправить.</text:span></text:p>
              <text:p text:style-name="P15"><text:span text:style-name="T5">Заметим, что выражения также можно использовать вместо имен столбцов в многовариантной статистике любого типа.</text:span></text:p>
              <text:p text:style-name="P15"><text:span text:style-name="T24"/></text:p>
            </draw:text-box>
          </draw:frame>
        </presentation:notes>
      </draw:page>
      <draw:page draw:name="page11" draw:style-name="dp1" draw:master-page-name="master_5f_" presentation:presentation-page-layout-name="AL1T1"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9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9" draw:text-style-name="P26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25"/></text:p>
            <text:p text:style-name="P1"><text:span text:style-name="T25"/></text:p>
            <text:p text:style-name="P1"><text:span text:style-name="T25"/></text:p>
            <text:p text:style-name="P1"><text:span text:style-name="T25"><text:s text:c="11"/></text:span><text:span text:style-name="T25">$ psql</text:span></text:p>
            <text:p text:style-name="P1"><text:span text:style-name="T25"><text:s text:c="11"/></text:span><text:span text:style-name="T25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1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ster_5f_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9">Итоги</text:span></text:p>
          </draw:text-box>
        </draw:frame>
        <draw:frame presentation:style-name="pr4" draw:text-style-name="P3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9"><text:span text:style-name="T26">Расширенная статистика помогает в сложных случаях</text:span></text:p>
              </text:list-item>
              <text:list-item>
                <text:p text:style-name="P9"><text:span text:style-name="T26">Создается вручную, поддерживается автоматически</text:span></text:p>
              </text:list-item>
              <text:list-item>
                <text:p><text:span text:style-name="T10">Может увеличить затраты на анализ и планирование</text:span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_5f_" presentation:presentation-page-layout-name="AL1T1"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9">Практика</text:span></text:p>
          </draw:text-box>
        </draw:frame>
        <draw:frame presentation:style-name="pr13" draw:text-style-name="P35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34"><text:span text:style-name="T27">Используя команды из демонстрации, создайте статистики типа dependencies, mcv и ndistinct для таблицы flights. Измерьте время выполнения команды ANALYZE. </text:span><text:span text:style-name="T28">Удалите расширенные статистики, снова измерьте время выполнения команды ANALYZE и сравните с предыдущим результатом. <text:s/></text:span></text:p>
              </text:list-item>
              <text:list-item>
                <text:p text:style-name="P34"><text:span text:style-name="T28">Напишите запрос, выбирающий все перелеты в бизнес-классе стоимостью более 100 тыс. рублей. Поможет ли расширенная статистика улучшить оценку кардинальности результата? Если да, то какой тип статистики лучше использовать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36" draw:layer="layout" svg:width="16.799cm" svg:height="13.364cm" svg:x="2.1cm" svg:y="14.107cm" presentation:class="notes" presentation:user-transformed="true">
            <draw:text-box>
              <text:p text:style-name="P15"><text:span text:style-name="T29">1. Выполняйте измерение времени несколько раз и усредняйте результаты, чтобы сгладить неравномерности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2" svg:font-family="OpenSymbol, 'Arial Unicode MS'" style:font-charset="x-symbol"/>
    <style:font-face style:name="OpenSymbol" svg:font-family="OpenSymbol, 'Arial Unicode MS'"/>
    <style:font-face style:name="FreeSans2" svg:font-family="FreeSans" style:font-family-generic="swiss"/>
    <style:font-face style:name="Liberation Sans1" svg:font-family="'Liberation Sans'" style:font-family-generic="swiss"/>
    <style:font-face style:name="Liberation Mono1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Liberation Serif" svg:font-family="'Liberation Serif'" style:font-pitch="variable"/>
    <style:font-face style:name="OpenSymbol3" svg:font-family="OpenSymbol, 'Arial Unicode MS'" style:font-pitch="variable"/>
    <style:font-face style:name="Liberation Mono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Liberation Mono4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e6e6ff" draw:end-color="#f0e6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pty" xlink:href="Pictures/10000000000000080000000804B398AF1D13287F.png" xlink:type="simple" xlink:show="embed" xlink:actuate="onLoad"/>
    <draw:opacity draw:name="Transparency_20_2" draw:display-name="Transparency 2" draw:style="linear" draw:start="100%" draw:end="50%" draw:angle="0" draw:border="25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3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Liberation Mono3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20_Drawing_20_Style_5f_1" style:display-name="Default Drawing Style_1" style:family="graphic">
      <style:graphic-properties draw:stroke="solid" draw:stroke-dash="Long_20_Dash_20__28_Rounded_29_" svg:stroke-width="0cm" svg:stroke-color="#b2b2b2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none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 style:shrink-to-fit="true">
        <text:list-style style:name="templat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2cm"/>
      <style:text-properties style:font-name="Liberation Serif1" fo:font-family="'Liberation Serif'" style:font-family-generic="roman" style:font-pitch="variable" fo:font-size="22pt" style:font-size-asian="22pt" style:font-size-complex="22pt"/>
    </style:style>
    <style:style style:name="template2-outline3" style:family="presentation" style:parent-style-name="template2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4" style:family="presentation" style:parent-style-name="template2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horizontal-align="left" draw:textarea-vertical-align="top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shrink-to-fit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2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template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2-outline1" style:family="presentation">
      <style:graphic-properties draw:stroke="none" draw:fill="none" draw:auto-grow-height="false" draw:fit-to-size="shrink-to-fit" style:shrink-to-fit="true">
        <text:list-style style:name="template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outline2" style:family="presentation" style:parent-style-name="template22-outline1">
      <style:paragraph-properties fo:margin-top="0cm" fo:margin-bottom="0.4cm"/>
      <style:text-properties fo:font-size="28pt" style:font-size-asian="28pt" style:font-size-complex="28pt"/>
    </style:style>
    <style:style style:name="template22-outline3" style:family="presentation" style:parent-style-name="template22-outline2">
      <style:paragraph-properties fo:margin-top="0cm" fo:margin-bottom="0.3cm"/>
      <style:text-properties fo:font-size="24pt" style:font-size-asian="24pt" style:font-size-complex="24pt"/>
    </style:style>
    <style:style style:name="template22-outline4" style:family="presentation" style:parent-style-name="template22-outline3">
      <style:paragraph-properties fo:margin-top="0cm" fo:margin-bottom="0.2cm"/>
      <style:text-properties fo:font-size="20pt" style:font-size-asian="20pt" style:font-size-complex="20pt"/>
    </style:style>
    <style:style style:name="template22-outline5" style:family="presentation" style:parent-style-name="template22-outline4">
      <style:paragraph-properties fo:margin-top="0cm" fo:margin-bottom="0.1cm"/>
      <style:text-properties fo:font-size="20pt" style:font-size-asian="20pt" style:font-size-complex="20pt"/>
    </style:style>
    <style:style style:name="template22-outline6" style:family="presentation" style:parent-style-name="template22-outline5">
      <style:paragraph-properties fo:margin-top="0cm" fo:margin-bottom="0.1cm"/>
      <style:text-properties fo:font-size="20pt" style:font-size-asian="20pt" style:font-size-complex="20pt"/>
    </style:style>
    <style:style style:name="template22-outline7" style:family="presentation" style:parent-style-name="template22-outline6">
      <style:paragraph-properties fo:margin-top="0cm" fo:margin-bottom="0.1cm"/>
      <style:text-properties fo:font-size="20pt" style:font-size-asian="20pt" style:font-size-complex="20pt"/>
    </style:style>
    <style:style style:name="template22-outline8" style:family="presentation" style:parent-style-name="template22-outline7">
      <style:paragraph-properties fo:margin-top="0cm" fo:margin-bottom="0.1cm"/>
      <style:text-properties fo:font-size="20pt" style:font-size-asian="20pt" style:font-size-complex="20pt"/>
    </style:style>
    <style:style style:name="template22-outline9" style:family="presentation" style:parent-style-name="template22-outline8">
      <style:paragraph-properties fo:margin-top="0cm" fo:margin-bottom="0.1cm"/>
      <style:text-properties fo:font-size="20pt" style:font-size-asian="20pt" style:font-size-complex="20pt"/>
    </style:style>
    <style:style style:name="template22-subtitle" style:family="presentation">
      <style:graphic-properties draw:stroke="none" draw:fill="none" draw:textarea-vertical-align="middle">
        <text:list-style style:name="template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2-title" style:family="presentation">
      <style:graphic-properties draw:stroke="none" draw:fill="none" draw:textarea-horizontal-align="left" draw:textarea-vertical-align="top">
        <text:list-style style:name="template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23-background" style:family="presentation">
      <style:graphic-properties draw:stroke="none" draw:fill="none"/>
      <style:text-properties style:letter-kerning="true"/>
    </style:style>
    <style:style style:name="template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23-outline1" style:family="presentation">
      <style:graphic-properties draw:stroke="none" draw:fill="none" draw:auto-grow-height="false" draw:fit-to-size="shrink-to-fit" style:shrink-to-fit="true">
        <text:list-style style:name="template2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3-outline2" style:family="presentation" style:parent-style-name="template23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template23-outline3" style:family="presentation" style:parent-style-name="template23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4" style:family="presentation" style:parent-style-name="template23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5" style:family="presentation" style:parent-style-name="template23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6" style:family="presentation" style:parent-style-name="template23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7" style:family="presentation" style:parent-style-name="template23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template23-outline8" style:family="presentation" style:parent-style-name="template2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outline9" style:family="presentation" style:parent-style-name="template2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23-subtitle" style:family="presentation">
      <style:graphic-properties draw:stroke="none" draw:fill="none" draw:textarea-vertical-align="middle">
        <text:list-style style:name="template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3-title" style:family="presentation">
      <style:graphic-properties draw:stroke="none" draw:fill="none" draw:textarea-horizontal-align="left" draw:textarea-vertical-align="top">
        <text:list-style style:name="template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shrink-to-fit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="bitmap" draw:fill-image-name="Empty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shrink-to-fit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pty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gr6" style:family="graphic" style:parent-style-name="standard">
      <style:graphic-properties draw:stroke="none" draw:fill="none" draw:fill-color="#ffffff" fo:min-height="1.31cm"/>
    </style:style>
    <style:style style:name="Mgr7" style:family="graphic" style:parent-style-name="standard">
      <style:graphic-properties fo:min-height="14.15cm"/>
      <style:paragraph-properties style:writing-mode="lr-tb"/>
    </style:style>
    <style:style style:name="Mgr8" style:family="graphic" style:parent-style-name="standard">
      <style:graphic-properties draw:stroke="none" draw:fill="none" draw:fill-color="#ffffff" fo:min-height="13.114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-backgroundobjects">
      <style:graphic-properties draw:stroke="none" draw:fill="gradient" draw:fill-color="#f0e6ff" draw:fill-gradient-name="Gradient_20_2" draw:textarea-vertical-align="middle" draw:auto-grow-height="false"/>
    </style:style>
    <style:style style:name="Mpr2" style:family="presentation" style:parent-style-name="template2-outline1">
      <style:graphic-properties fo:min-height="12.18cm"/>
      <style:paragraph-properties style:writing-mode="lr-tb"/>
    </style:style>
    <style:style style:name="Mpr3" style:family="presentation" style:parent-style-name="templat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emplat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6" style:family="presentation" style:parent-style-name="template21-outline1">
      <style:graphic-properties fo:min-height="12.18cm"/>
      <style:paragraph-properties style:writing-mode="lr-tb"/>
    </style:style>
    <style:style style:name="Mpr7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8" style:family="presentation" style:parent-style-name="template21-title">
      <style:graphic-properties draw:auto-grow-height="false" fo:min-height="3.507cm"/>
      <style:paragraph-properties style:writing-mode="lr-tb"/>
    </style:style>
    <style:style style:name="Mpr9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emplate22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template2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emplate2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5" style:family="presentation" style:parent-style-name="master-outline1">
      <style:graphic-properties fo:min-height="12.18cm"/>
      <style:paragraph-properties style:writing-mode="lr-tb"/>
    </style:style>
    <style:style style:name="Mpr16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19" style:family="presentation" style:parent-style-name="master_5f_-outline1">
      <style:graphic-properties fo:min-height="12.18cm"/>
      <style:paragraph-properties style:writing-mode="lr-tb"/>
    </style:style>
    <style:style style:name="Mpr20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3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26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000033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style:style style:name="MT6" style:family="text">
      <style:text-properties fo:color="#000033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template2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presentation:notes style:page-layout-name="PM0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1" style:page-layout-name="PM1" draw:style-name="Mdp1">
      <draw:custom-shape presentation:style-name="Mpr5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6" draw:text-style-name="MP6" draw:layer="backgroundobjects" svg:width="25.199cm" svg:height="12.179cm" svg:x="1.2cm" svg:y="4.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7" draw:text-style-name="MP10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8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draw:frame draw:style-name="Mgr4" draw:text-style-name="MP9" draw:layer="backgroundobjects" svg:width="4.87cm" svg:height="2.16cm" svg:x="22.15cm" svg:y="0.28cm">
        <draw:image xlink:href="Pictures/10001A070000819B00003A65B4E95F85BABC18C4.svg" xlink:type="simple" xlink:show="embed" xlink:actuate="onLoad" loext:mime-type="image/svg+xml">
          <text:p/>
        </draw:image>
        <draw:image xlink:href="Pictures/100002010000041E000001DBBD3DD6AA1C9FC508.png" xlink:type="simple" xlink:show="embed" xlink:actuate="onLoad" loext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2" style:page-layout-name="PM1" draw:style-name="Mdp2">
      <draw:frame draw:style-name="Mgr4" draw:text-style-name="MP9" draw:layer="backgroundobjects" svg:width="28cm" svg:height="21.64cm" svg:x="0cm" svg:y="1.235cm">
        <draw:image xlink:href="Pictures/10000000000007D00000060ADFD01664D17F7F3C.jpg" xlink:type="simple" xlink:show="embed" xlink:actuate="onLoad" loext:mime-type="image/jpeg">
          <text:p/>
        </draw:image>
      </draw:frame>
      <draw:frame presentation:style-name="template22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9.05cm" svg:height="3.82cm" svg:x="1.62cm" svg:y="7.88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template22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template22-title" draw:layer="backgroundobjects" svg:width="0.001cm" svg:height="0.001cm" svg:x="0cm" svg:y="2.257cm" presentation:class="page"/>
        <draw:frame presentation:style-name="template2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3" style:page-layout-name="PM1" draw:style-name="Mdp1">
      <draw:custom-shape draw:style-name="Mgr5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draw:style-name="Mgr6" draw:text-style-name="MP12" draw:layer="backgroundobjects" svg:width="19.8cm" svg:height="1.56cm" svg:x="1.4cm" svg:y="0.837cm">
        <draw:text-box>
          <text:p/>
        </draw:text-box>
      </draw:frame>
      <draw:frame draw:style-name="Mgr7" draw:text-style-name="MP6" draw:layer="backgroundobjects" svg:width="25.6cm" svg:height="14.4cm" svg:x="1.2cm" svg:y="4.8cm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13" draw:layer="backgroundobjects" svg:width="2.2cm" svg:height="1.19cm" svg:x="24.6cm" svg:y="19.2cm">
        <draw:text-box>
          <text:p text:style-name="MP7"><text:span text:style-name="MT6"><text:page-number>&lt;number&gt;</text:page-number></text:span></text:p>
        </draw:text-box>
      </draw:frame>
      <draw:frame presentation:style-name="template23-title" draw:layer="backgroundobjects" svg:width="25.199cm" svg:height="3.506cm" svg:x="1.4cm" svg:y="0.837cm" presentation:class="title" presentation:placeholder="true">
        <draw:text-box/>
      </draw:frame>
      <draw:frame presentation:style-name="template23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draw:style-name="standard" draw:layer="backgroundobjects" svg:width="14.848cm" svg:height="11.136cm" svg:x="3.075cm" svg:y="2.257cm" presentation:class="page"/>
        <draw:frame draw:style-name="Mgr8" draw:text-style-name="MP1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emplate2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aster" style:page-layout-name="PM1" draw:style-name="Mdp1">
      <draw:custom-shape presentation:style-name="Mpr14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15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18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19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3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4" draw:text-style-name="MP9" draw:layer="backgroundobjects" svg:width="28cm" svg:height="21.64cm" svg:x="0cm" svg:y="1.235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frame draw:style-name="Mgr4" draw:text-style-name="MP9" draw:layer="backgroundobjects" svg:width="8.288cm" svg:height="3.498cm" svg:x="0.856cm" svg:y="5.646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custom-shape presentation:style-name="Mpr22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9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25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9" draw:text-style-name="MP9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1T16:50:20.766729314</meta:creation-date>
    <meta:editing-duration>P25DT9H50M4S</meta:editing-duration>
    <meta:editing-cycles>1317</meta:editing-cycles>
    <meta:generator>LibreOffice/6.4.7.2$MacOSX_X86_64 LibreOffice_project/639b8ac485750d5696d7590a72ef1b496725cfb5</meta:generator>
    <dc:date>2024-12-27T11:37:29.760475789</dc:date>
    <dc:creator>Егориус </dc:creator>
    <meta:document-statistic meta:object-count="210"/>
    <meta:template xlink:type="simple" xlink:actuate="onRequest" xlink:title="master" xlink:href="../../../../tmp/DBA1/master.otp" meta:date="2015-06-01T16:50:20.490561969"/>
  </office:meta>
</office:document-meta>
</file>